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yuthi" fo:font-size="24pt" officeooo:rsid="0014cc57" officeooo:paragraph-rsid="0014cc57" style:font-size-asian="24pt" style:font-size-complex="24pt"/>
    </style:style>
    <style:style style:name="P2" style:family="paragraph" style:parent-style-name="Standard">
      <style:text-properties style:font-name="Dyuthi" fo:font-size="24pt" officeooo:rsid="0014cc57" officeooo:paragraph-rsid="00153805" style:font-size-asian="24pt" style:font-size-complex="24pt"/>
    </style:style>
    <style:style style:name="P3" style:family="paragraph" style:parent-style-name="Standard">
      <style:text-properties style:font-name="Dyuthi" fo:font-size="24pt" officeooo:rsid="00153805" officeooo:paragraph-rsid="00153805" style:font-size-asian="24pt" style:font-size-complex="24pt"/>
    </style:style>
    <style:style style:name="P4" style:family="paragraph" style:parent-style-name="Standard">
      <style:text-properties style:font-name="Dyuthi" fo:font-size="24pt" officeooo:rsid="0015d9cf" officeooo:paragraph-rsid="0015d9cf" style:font-size-asian="24pt" style:font-size-complex="24pt"/>
    </style:style>
    <style:style style:name="P5" style:family="paragraph" style:parent-style-name="Standard">
      <style:text-properties style:font-name="Dyuthi" fo:font-size="24pt" officeooo:rsid="0015d9cf" officeooo:paragraph-rsid="0015d9cf" style:font-size-asian="24pt" style:font-size-complex="24pt"/>
    </style:style>
    <style:style style:name="T1" style:family="text">
      <style:text-properties officeooo:rsid="00153805"/>
    </style:style>
    <style:style style:name="T2" style:family="text">
      <style:text-properties officeooo:rsid="001682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tant qu’utilisateur, j’ai la possibilité de voir une liste de spectacles à venir</text:p>
      <text:p text:style-name="P1"/>
      <text:p text:style-name="P2">En tant qu’utilisateur, j’ai la possibilité de voir <text:span text:style-name="T1">une liste d’artistes du cirque partenaires (trapezistes, acrobates, jongleurs, clowns etc..)</text:span></text:p>
      <text:p text:style-name="P1"/>
      <text:p text:style-name="P1">En tant qu’utilisateur, j’ai la possibilité de sélectionner un spectacle et de voir une page détail de celui-ci</text:p>
      <text:p text:style-name="P1"/>
      <text:p text:style-name="P1">En tant qu’utilisateur, j’ai la possibilité d’ajouter un spectacle à un panier et de pouvoir procéder à un paiement, seulement disponible après s’être connecté.</text:p>
      <text:p text:style-name="P1"/>
      <text:p text:style-name="P1">En tant qu’utilisateur, j’ai la possibilité de recevoir un mail après avoir acheté un ticket pour un spectacle</text:p>
      <text:p text:style-name="P1"/>
      <text:p text:style-name="P1">En tant qu’utilisateur, j’ai la possibilité de voir les achats que j’ai effectué, sur ma page profil.</text:p>
      <text:p text:style-name="P1"/>
      <text:p text:style-name="P3">En tant qu’admnistritaeur, j’ai la possibilité d’ajouter, de supprimer, ou de modifier des spectacles.</text:p>
      <text:p text:style-name="P3"/>
      <text:p text:style-name="P3">En tant qu’admnistr<text:span text:style-name="T2">at</text:span>eur, j’ai la possibilité d’ajouter, de supprimer, ou de modifier des artistes.</text:p>
      <text:p text:style-name="P3"><text:soft-page-break/></text:p>
      <text:p text:style-name="P4">En tant qu’utilisateur j’ai la possibilité de voir une page me donnant tous les moyens de paiement accéptés<text:tab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7:51:30.621061089</meta:creation-date>
    <meta:editing-duration>PT37S</meta:editing-duration>
    <meta:editing-cycles>2</meta:editing-cycles>
    <meta:generator>LibreOffice/6.0.7.3$Linux_X86_64 LibreOffice_project/00m0$Build-3</meta:generator>
    <dc:date>2019-07-17T17:52:06.916560860</dc:date>
    <meta:document-statistic meta:table-count="0" meta:image-count="0" meta:object-count="0" meta:page-count="2" meta:paragraph-count="9" meta:word-count="156" meta:character-count="1018" meta:non-whitespace-character-count="870"/>
  </office:meta>
</office:document-meta>
</file>